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7.69055555555556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Gender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Gender diversity data 2021-22</text:p>
          </table:table-cell>
          <table:table-cell office:value-type="string" table:style-name="ce1">
            <text:p>Female employees as % of workforce</text:p>
          </table:table-cell>
          <table:table-cell office:value-type="string" table:style-name="ce1">
            <text:p>% of female employees at senior SMS gr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29.21" table:style-name="ce1">
            <text:p>29.2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29.06" table:style-name="ce1">
            <text:p>29.06</text:p>
          </table:table-cell>
          <table:table-cell office:value-type="float" office:value="42.86" table:style-name="ce1">
            <text:p>42.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3</text:p>
          </table:table-cell>
          <table:table-cell office:value-type="float" office:value="29.04" table:style-name="ce1">
            <text:p>29.04</text:p>
          </table:table-cell>
          <table:table-cell office:value-type="float" office:value="33.33" table:style-name="ce1">
            <text:p>33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2-01-05T16:37:27Z</meta:creation-date>
    <dc:date>2022-01-05T16:37:41Z</dc:date>
    <meta:user-defined meta:name="_MarkAsFinal" meta:value-type="boolean">true</meta:user-defined>
  </office:meta>
</office:document-meta>
</file>